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7.01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27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00cc33"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ce3"/>
        <table:table-column table:style-name="co8" table:default-cell-style-name="ce4"/>
        <table:table-column table:style-name="co7" table:default-cell-style-name="ce4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Un bucket por cada hilo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Un n-bucket / Uno por cada elemento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-core 6t</text:p>
          </table:table-cell>
          <table:table-cell table:style-name="ce2" office:value-type="string" calcext:value-type="string">
            <text:p>M-core 12t</text:p>
          </table:table-cell>
          <table:table-cell table:style-name="ce2" office:value-type="string" calcext:value-type="string">
            <text:p>Xeon Phi</text:p>
          </table:table-cell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-core 6t</text:p>
          </table:table-cell>
          <table:table-cell table:style-name="ce2" office:value-type="string" calcext:value-type="string">
            <text:p>M-core 12t</text:p>
          </table:table-cell>
          <table:table-cell table:style-name="ce2" office:value-type="string" calcext:value-type="string">
            <text:p>Xeon Phi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0.1299916" calcext:value-type="float">
            <text:p>0,1299916</text:p>
          </table:table-cell>
          <table:table-cell office:value-type="float" office:value="0.0345644" calcext:value-type="float">
            <text:p>0,0345644</text:p>
          </table:table-cell>
          <table:table-cell office:value-type="float" office:value="0.0260972" calcext:value-type="float">
            <text:p>0,0260972</text:p>
          </table:table-cell>
          <table:table-cell office:value-type="float" office:value="0.2337996" calcext:value-type="float">
            <text:p>0,2337996</text:p>
          </table:table-cell>
          <table:table-cell/>
          <table:table-cell office:value-type="float" office:value="524288" calcext:value-type="float">
            <text:p>524288</text:p>
          </table:table-cell>
          <table:table-cell office:value-type="float" office:value="0.1299916" calcext:value-type="float">
            <text:p>0,1299916</text:p>
          </table:table-cell>
          <table:table-cell office:value-type="float" office:value="0.1833568" calcext:value-type="float">
            <text:p>0,1833568</text:p>
          </table:table-cell>
          <table:table-cell table:style-name="ce4" office:value-type="float" office:value="0.1476288" calcext:value-type="float">
            <text:p>0,1476288</text:p>
          </table:table-cell>
          <table:table-cell table:style-name="ce4" office:value-type="float" office:value="0.2296572" calcext:value-type="float">
            <text:p>0,2296572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0.2913232" calcext:value-type="float">
            <text:p>0,2913232</text:p>
          </table:table-cell>
          <table:table-cell office:value-type="float" office:value="0.0606866" calcext:value-type="float">
            <text:p>0,0606866</text:p>
          </table:table-cell>
          <table:table-cell office:value-type="float" office:value="0.048387" calcext:value-type="float">
            <text:p>0,048387</text:p>
          </table:table-cell>
          <table:table-cell office:value-type="float" office:value="0.2387098" calcext:value-type="float">
            <text:p>0,2387098</text:p>
          </table:table-cell>
          <table:table-cell/>
          <table:table-cell office:value-type="float" office:value="1048576" calcext:value-type="float">
            <text:p>1048576</text:p>
          </table:table-cell>
          <table:table-cell office:value-type="float" office:value="0.2913232" calcext:value-type="float">
            <text:p>0,2913232</text:p>
          </table:table-cell>
          <table:table-cell office:value-type="float" office:value="0.3788792" calcext:value-type="float">
            <text:p>0,3788792</text:p>
          </table:table-cell>
          <table:table-cell table:style-name="ce4" office:value-type="float" office:value="0.2567612" calcext:value-type="float">
            <text:p>0,2567612</text:p>
          </table:table-cell>
          <table:table-cell table:style-name="ce4" office:value-type="float" office:value="0.2395458" calcext:value-type="float">
            <text:p>0,2395458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office:value-type="float" office:value="0.6481664" calcext:value-type="float">
            <text:p>0,6481664</text:p>
          </table:table-cell>
          <table:table-cell office:value-type="float" office:value="0.1153346" calcext:value-type="float">
            <text:p>0,1153346</text:p>
          </table:table-cell>
          <table:table-cell office:value-type="float" office:value="0.0876724" calcext:value-type="float">
            <text:p>0,0876724</text:p>
          </table:table-cell>
          <table:table-cell office:value-type="float" office:value="0.2773756" calcext:value-type="float">
            <text:p>0,2773756</text:p>
          </table:table-cell>
          <table:table-cell/>
          <table:table-cell office:value-type="float" office:value="2097152" calcext:value-type="float">
            <text:p>2097152</text:p>
          </table:table-cell>
          <table:table-cell office:value-type="float" office:value="0.6481664" calcext:value-type="float">
            <text:p>0,6481664</text:p>
          </table:table-cell>
          <table:table-cell office:value-type="float" office:value="0.6073818" calcext:value-type="float">
            <text:p>0,6073818</text:p>
          </table:table-cell>
          <table:table-cell table:style-name="ce4" office:value-type="float" office:value="0.4077164" calcext:value-type="float">
            <text:p>0,4077164</text:p>
          </table:table-cell>
          <table:table-cell table:style-name="ce4" office:value-type="float" office:value="0.2586702" calcext:value-type="float">
            <text:p>0,2586702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office:value-type="float" office:value="0.93249" calcext:value-type="float">
            <text:p>0,93249</text:p>
          </table:table-cell>
          <table:table-cell office:value-type="float" office:value="0.2041766" calcext:value-type="float">
            <text:p>0,2041766</text:p>
          </table:table-cell>
          <table:table-cell office:value-type="float" office:value="0.1552366" calcext:value-type="float">
            <text:p>0,1552366</text:p>
          </table:table-cell>
          <table:table-cell office:value-type="float" office:value="0.3484592" calcext:value-type="float">
            <text:p>0,3484592</text:p>
          </table:table-cell>
          <table:table-cell/>
          <table:table-cell office:value-type="float" office:value="4194304" calcext:value-type="float">
            <text:p>4194304</text:p>
          </table:table-cell>
          <table:table-cell office:value-type="float" office:value="0.93249" calcext:value-type="float">
            <text:p>0,93249</text:p>
          </table:table-cell>
          <table:table-cell office:value-type="float" office:value="0.6485008" calcext:value-type="float">
            <text:p>0,6485008</text:p>
          </table:table-cell>
          <table:table-cell table:style-name="ce4" office:value-type="float" office:value="0.5260734" calcext:value-type="float">
            <text:p>0,5260734</text:p>
          </table:table-cell>
          <table:table-cell table:style-name="ce4" office:value-type="float" office:value="0.3048488" calcext:value-type="float">
            <text:p>0,3048488</text:p>
          </table:table-cell>
        </table:table-row>
        <table:table-row table:style-name="ro1">
          <table:table-cell/>
          <table:table-cell office:value-type="float" office:value="8388608" calcext:value-type="float">
            <text:p>8388608</text:p>
          </table:table-cell>
          <table:table-cell office:value-type="float" office:value="1.3297612" calcext:value-type="float">
            <text:p>1,3297612</text:p>
          </table:table-cell>
          <table:table-cell office:value-type="float" office:value="0.3993272" calcext:value-type="float">
            <text:p>0,3993272</text:p>
          </table:table-cell>
          <table:table-cell office:value-type="float" office:value="0.278958" calcext:value-type="float">
            <text:p>0,278958</text:p>
          </table:table-cell>
          <table:table-cell office:value-type="float" office:value="0.491116" calcext:value-type="float">
            <text:p>0,491116</text:p>
          </table:table-cell>
          <table:table-cell/>
          <table:table-cell office:value-type="float" office:value="8388608" calcext:value-type="float">
            <text:p>8388608</text:p>
          </table:table-cell>
          <table:table-cell office:value-type="float" office:value="1.3297612" calcext:value-type="float">
            <text:p>1,3297612</text:p>
          </table:table-cell>
          <table:table-cell office:value-type="float" office:value="0.546506" calcext:value-type="float">
            <text:p>0,546506</text:p>
          </table:table-cell>
          <table:table-cell table:style-name="ce4" office:value-type="float" office:value="0.4629218" calcext:value-type="float">
            <text:p>0,4629218</text:p>
          </table:table-cell>
          <table:table-cell table:style-name="ce4" office:value-type="float" office:value="0.3888178" calcext:value-type="float">
            <text:p>0,3888178</text:p>
          </table:table-cell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office:value-type="float" office:value="2.3363986" calcext:value-type="float">
            <text:p>2,3363986</text:p>
          </table:table-cell>
          <table:table-cell office:value-type="float" office:value="0.7232704" calcext:value-type="float">
            <text:p>0,7232704</text:p>
          </table:table-cell>
          <table:table-cell office:value-type="float" office:value="0.5230972" calcext:value-type="float">
            <text:p>0,5230972</text:p>
          </table:table-cell>
          <table:table-cell office:value-type="float" office:value="0.776213" calcext:value-type="float">
            <text:p>0,776213</text:p>
          </table:table-cell>
          <table:table-cell/>
          <table:table-cell office:value-type="float" office:value="16777216" calcext:value-type="float">
            <text:p>16777216</text:p>
          </table:table-cell>
          <table:table-cell office:value-type="float" office:value="2.3363986" calcext:value-type="float">
            <text:p>2,3363986</text:p>
          </table:table-cell>
          <table:table-cell office:value-type="float" office:value="1.1046872" calcext:value-type="float">
            <text:p>1,1046872</text:p>
          </table:table-cell>
          <table:table-cell table:style-name="ce4" office:value-type="float" office:value="0.8454418" calcext:value-type="float">
            <text:p>0,8454418</text:p>
          </table:table-cell>
          <table:table-cell table:style-name="ce4" office:value-type="float" office:value="0.566053" calcext:value-type="float">
            <text:p>0,566053</text:p>
          </table:table-cell>
        </table:table-row>
        <table:table-row table:style-name="ro1">
          <table:table-cell/>
          <table:table-cell office:value-type="float" office:value="33554432" calcext:value-type="float">
            <text:p>33554432</text:p>
          </table:table-cell>
          <table:table-cell office:value-type="float" office:value="4.4281042" calcext:value-type="float">
            <text:p>4,4281042</text:p>
          </table:table-cell>
          <table:table-cell office:value-type="float" office:value="1.3216228" calcext:value-type="float">
            <text:p>1,3216228</text:p>
          </table:table-cell>
          <table:table-cell office:value-type="float" office:value="1.0519594" calcext:value-type="float">
            <text:p>1,0519594</text:p>
          </table:table-cell>
          <table:table-cell office:value-type="float" office:value="1.358261" calcext:value-type="float">
            <text:p>1,358261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4.4281042" calcext:value-type="float">
            <text:p>4,4281042</text:p>
          </table:table-cell>
          <table:table-cell office:value-type="float" office:value="2.1797508" calcext:value-type="float">
            <text:p>2,1797508</text:p>
          </table:table-cell>
          <table:table-cell table:style-name="ce4" office:value-type="float" office:value="2.0812456" calcext:value-type="float">
            <text:p>2,0812456</text:p>
          </table:table-cell>
          <table:table-cell table:style-name="ce4" office:value-type="float" office:value="0.922168" calcext:value-type="float">
            <text:p>0,922168</text:p>
          </table:table-cell>
        </table:table-row>
        <table:table-row table:style-name="ro1">
          <table:table-cell/>
          <table:table-cell office:value-type="float" office:value="67108864" calcext:value-type="float">
            <text:p>67108864</text:p>
          </table:table-cell>
          <table:table-cell office:value-type="float" office:value="9.751055" calcext:value-type="float">
            <text:p>9,751055</text:p>
          </table:table-cell>
          <table:table-cell office:value-type="float" office:value="2.5790234" calcext:value-type="float">
            <text:p>2,5790234</text:p>
          </table:table-cell>
          <table:table-cell office:value-type="float" office:value="1.9226266" calcext:value-type="float">
            <text:p>1,9226266</text:p>
          </table:table-cell>
          <table:table-cell office:value-type="float" office:value="2.5011102" calcext:value-type="float">
            <text:p>2,5011102</text:p>
          </table:table-cell>
          <table:table-cell/>
          <table:table-cell office:value-type="float" office:value="67108864" calcext:value-type="float">
            <text:p>67108864</text:p>
          </table:table-cell>
          <table:table-cell office:value-type="float" office:value="9.751055" calcext:value-type="float">
            <text:p>9,751055</text:p>
          </table:table-cell>
          <table:table-cell office:value-type="float" office:value="3.8420292" calcext:value-type="float">
            <text:p>3,8420292</text:p>
          </table:table-cell>
          <table:table-cell table:style-name="ce4" office:value-type="float" office:value="3.2876172" calcext:value-type="float">
            <text:p>3,2876172</text:p>
          </table:table-cell>
          <table:table-cell table:style-name="ce4" office:value-type="float" office:value="1.6605814" calcext:value-type="float">
            <text:p>1,6605814</text:p>
          </table:table-cell>
        </table:table-row>
        <table:table-row table:style-name="ro1">
          <table:table-cell/>
          <table:table-cell office:value-type="float" office:value="134217728" calcext:value-type="float">
            <text:p>134217728</text:p>
          </table:table-cell>
          <table:table-cell office:value-type="float" office:value="22.6147802" calcext:value-type="float">
            <text:p>22,6147802</text:p>
          </table:table-cell>
          <table:table-cell office:value-type="float" office:value="5.3821904" calcext:value-type="float">
            <text:p>5,3821904</text:p>
          </table:table-cell>
          <table:table-cell office:value-type="float" office:value="3.8124552" calcext:value-type="float">
            <text:p>3,8124552</text:p>
          </table:table-cell>
          <table:table-cell office:value-type="float" office:value="4.84363" calcext:value-type="float">
            <text:p>4,84363</text:p>
          </table:table-cell>
          <table:table-cell/>
          <table:table-cell office:value-type="float" office:value="134217728" calcext:value-type="float">
            <text:p>134217728</text:p>
          </table:table-cell>
          <table:table-cell office:value-type="float" office:value="22.6147802" calcext:value-type="float">
            <text:p>22,6147802</text:p>
          </table:table-cell>
          <table:table-cell office:value-type="float" office:value="9.0801358" calcext:value-type="float">
            <text:p>9,0801358</text:p>
          </table:table-cell>
          <table:table-cell table:style-name="ce4" office:value-type="float" office:value="8.3166966" calcext:value-type="float">
            <text:p>8,3166966</text:p>
          </table:table-cell>
          <table:table-cell table:style-name="ce4" office:value-type="float" office:value="3.0875522" calcext:value-type="float">
            <text:p>3,0875522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8" table:number-rows-spanned="1">
            <text:p>Tiempos en crear el bucket y ordenar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2" table:number-rows-spanned="1">
            <text:p>Secuencial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M-core 6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M-core 12t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Xeon Phi</text:p>
          </table:table-cell>
          <table:covered-table-cell table:style-name="Default"/>
          <table:table-cell table:style-name="ce8"/>
          <table:table-cell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Tiempo Bucket</text:p>
          </table:table-cell>
          <table:table-cell table:style-name="ce6" office:value-type="string" calcext:value-type="string">
            <text:p>Tiempo Ordenar</text:p>
          </table:table-cell>
          <table:table-cell table:style-name="ce6" office:value-type="string" calcext:value-type="string">
            <text:p>Tiempo Bucket</text:p>
          </table:table-cell>
          <table:table-cell table:style-name="ce6" office:value-type="string" calcext:value-type="string">
            <text:p>Tiempo Ordenar</text:p>
          </table:table-cell>
          <table:table-cell table:style-name="ce6" office:value-type="string" calcext:value-type="string">
            <text:p>Tiempo Bucket</text:p>
          </table:table-cell>
          <table:table-cell table:style-name="ce6" office:value-type="string" calcext:value-type="string">
            <text:p>Tiempo Ordenar</text:p>
          </table:table-cell>
          <table:table-cell table:style-name="ce6" office:value-type="string" calcext:value-type="string">
            <text:p>Tiempo Bucket</text:p>
          </table:table-cell>
          <table:table-cell table:style-name="ce6" office:value-type="string" calcext:value-type="string">
            <text:p>Tiempo Orden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table:style-name="Default" office:value-type="float" office:value="0.1026978" calcext:value-type="float">
            <text:p>0,1026978</text:p>
          </table:table-cell>
          <table:table-cell table:style-name="Default" office:value-type="float" office:value="0.0266962" calcext:value-type="float">
            <text:p>0,0266962</text:p>
          </table:table-cell>
          <table:table-cell office:value-type="float" office:value="0.0182266" calcext:value-type="float">
            <text:p>0,0182266</text:p>
          </table:table-cell>
          <table:table-cell office:value-type="float" office:value="0.0158456" calcext:value-type="float">
            <text:p>0,0158456</text:p>
          </table:table-cell>
          <table:table-cell table:style-name="ce4" office:value-type="float" office:value="0.0183726" calcext:value-type="float">
            <text:p>0,0183726</text:p>
          </table:table-cell>
          <table:table-cell table:style-name="ce4" office:value-type="float" office:value="0.0088088" calcext:value-type="float">
            <text:p>0,0088088</text:p>
          </table:table-cell>
          <table:table-cell office:value-type="float" office:value="0.2390764" calcext:value-type="float">
            <text:p>0,2390764</text:p>
          </table:table-cell>
          <table:table-cell office:value-type="float" office:value="0.0010492" calcext:value-type="float">
            <text:p>0,00104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0.2381542" calcext:value-type="float">
            <text:p>0,2381542</text:p>
          </table:table-cell>
          <table:table-cell office:value-type="float" office:value="0.0640094" calcext:value-type="float">
            <text:p>0,0640094</text:p>
          </table:table-cell>
          <table:table-cell office:value-type="float" office:value="0.0317122" calcext:value-type="float">
            <text:p>0,0317122</text:p>
          </table:table-cell>
          <table:table-cell office:value-type="float" office:value="0.029791" calcext:value-type="float">
            <text:p>0,029791</text:p>
          </table:table-cell>
          <table:table-cell table:style-name="ce4" office:value-type="float" office:value="0.0317538" calcext:value-type="float">
            <text:p>0,0317538</text:p>
          </table:table-cell>
          <table:table-cell table:style-name="ce4" office:value-type="float" office:value="0.0165332" calcext:value-type="float">
            <text:p>0,0165332</text:p>
          </table:table-cell>
          <table:table-cell office:value-type="float" office:value="0.2444728" calcext:value-type="float">
            <text:p>0,2444728</text:p>
          </table:table-cell>
          <table:table-cell office:value-type="float" office:value="0.0022182" calcext:value-type="float">
            <text:p>0,00221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office:value-type="float" office:value="0.4779386" calcext:value-type="float">
            <text:p>0,4779386</text:p>
          </table:table-cell>
          <table:table-cell office:value-type="float" office:value="0.1366614" calcext:value-type="float">
            <text:p>0,1366614</text:p>
          </table:table-cell>
          <table:table-cell office:value-type="float" office:value="0.0586912" calcext:value-type="float">
            <text:p>0,0586912</text:p>
          </table:table-cell>
          <table:table-cell office:value-type="float" office:value="0.0494254" calcext:value-type="float">
            <text:p>0,0494254</text:p>
          </table:table-cell>
          <table:table-cell table:style-name="ce4" office:value-type="float" office:value="0.0598358" calcext:value-type="float">
            <text:p>0,0598358</text:p>
          </table:table-cell>
          <table:table-cell table:style-name="ce4" office:value-type="float" office:value="0.0301612" calcext:value-type="float">
            <text:p>0,0301612</text:p>
          </table:table-cell>
          <table:table-cell office:value-type="float" office:value="0.280739" calcext:value-type="float">
            <text:p>0,280739</text:p>
          </table:table-cell>
          <table:table-cell office:value-type="float" office:value="0.004801" calcext:value-type="float">
            <text:p>0,0048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office:value-type="float" office:value="0.770244" calcext:value-type="float">
            <text:p>0,770244</text:p>
          </table:table-cell>
          <table:table-cell office:value-type="float" office:value="0.2266754" calcext:value-type="float">
            <text:p>0,2266754</text:p>
          </table:table-cell>
          <table:table-cell office:value-type="float" office:value="0.1054258" calcext:value-type="float">
            <text:p>0,1054258</text:p>
          </table:table-cell>
          <table:table-cell office:value-type="float" office:value="0.0807976" calcext:value-type="float">
            <text:p>0,0807976</text:p>
          </table:table-cell>
          <table:table-cell table:style-name="ce4" office:value-type="float" office:value="0.1083032" calcext:value-type="float">
            <text:p>0,1083032</text:p>
          </table:table-cell>
          <table:table-cell table:style-name="ce4" office:value-type="float" office:value="0.0496314" calcext:value-type="float">
            <text:p>0,0496314</text:p>
          </table:table-cell>
          <table:table-cell office:value-type="float" office:value="0.3506548" calcext:value-type="float">
            <text:p>0,3506548</text:p>
          </table:table-cell>
          <table:table-cell office:value-type="float" office:value="0.0102266" calcext:value-type="float">
            <text:p>0,01022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88608" calcext:value-type="float">
            <text:p>8388608</text:p>
          </table:table-cell>
          <table:table-cell office:value-type="float" office:value="0.9107968" calcext:value-type="float">
            <text:p>0,9107968</text:p>
          </table:table-cell>
          <table:table-cell office:value-type="float" office:value="0.3097294" calcext:value-type="float">
            <text:p>0,3097294</text:p>
          </table:table-cell>
          <table:table-cell office:value-type="float" office:value="0.1874236" calcext:value-type="float">
            <text:p>0,1874236</text:p>
          </table:table-cell>
          <table:table-cell office:value-type="float" office:value="0.162989" calcext:value-type="float">
            <text:p>0,162989</text:p>
          </table:table-cell>
          <table:table-cell table:style-name="ce4" office:value-type="float" office:value="0.193973" calcext:value-type="float">
            <text:p>0,193973</text:p>
          </table:table-cell>
          <table:table-cell table:style-name="ce4" office:value-type="float" office:value="0.1046482" calcext:value-type="float">
            <text:p>0,1046482</text:p>
          </table:table-cell>
          <table:table-cell office:value-type="float" office:value="0.4997008" calcext:value-type="float">
            <text:p>0,4997008</text:p>
          </table:table-cell>
          <table:table-cell office:value-type="float" office:value="0.021373" calcext:value-type="float">
            <text:p>0,021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office:value-type="float" office:value="1.7468696" calcext:value-type="float">
            <text:p>1,7468696</text:p>
          </table:table-cell>
          <table:table-cell office:value-type="float" office:value="0.5720074" calcext:value-type="float">
            <text:p>0,5720074</text:p>
          </table:table-cell>
          <table:table-cell office:value-type="float" office:value="0.3374444" calcext:value-type="float">
            <text:p>0,3374444</text:p>
          </table:table-cell>
          <table:table-cell office:value-type="float" office:value="0.3418546" calcext:value-type="float">
            <text:p>0,3418546</text:p>
          </table:table-cell>
          <table:table-cell table:style-name="ce4" office:value-type="float" office:value="0.3430756" calcext:value-type="float">
            <text:p>0,3430756</text:p>
          </table:table-cell>
          <table:table-cell table:style-name="ce4" office:value-type="float" office:value="0.1744006" calcext:value-type="float">
            <text:p>0,1744006</text:p>
          </table:table-cell>
          <table:table-cell office:value-type="float" office:value="0.7784276" calcext:value-type="float">
            <text:p>0,7784276</text:p>
          </table:table-cell>
          <table:table-cell office:value-type="float" office:value="0.0451708" calcext:value-type="float">
            <text:p>0,04517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54432" calcext:value-type="float">
            <text:p>33554432</text:p>
          </table:table-cell>
          <table:table-cell office:value-type="float" office:value="3.444573" calcext:value-type="float">
            <text:p>3,444573</text:p>
          </table:table-cell>
          <table:table-cell office:value-type="float" office:value="0.98602" calcext:value-type="float">
            <text:p>0,98602</text:p>
          </table:table-cell>
          <table:table-cell office:value-type="float" office:value="0.6559378" calcext:value-type="float">
            <text:p>0,6559378</text:p>
          </table:table-cell>
          <table:table-cell office:value-type="float" office:value="0.6220904" calcext:value-type="float">
            <text:p>0,6220904</text:p>
          </table:table-cell>
          <table:table-cell table:style-name="ce4" office:value-type="float" office:value="0.6571002" calcext:value-type="float">
            <text:p>0,6571002</text:p>
          </table:table-cell>
          <table:table-cell table:style-name="ce4" office:value-type="float" office:value="0.3719192" calcext:value-type="float">
            <text:p>0,3719192</text:p>
          </table:table-cell>
          <table:table-cell office:value-type="float" office:value="1.35841" calcext:value-type="float">
            <text:p>1,35841</text:p>
          </table:table-cell>
          <table:table-cell office:value-type="float" office:value="0.0967422" calcext:value-type="float">
            <text:p>0,09674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108864" calcext:value-type="float">
            <text:p>67108864</text:p>
          </table:table-cell>
          <table:table-cell office:value-type="float" office:value="7.9625586" calcext:value-type="float">
            <text:p>7,9625586</text:p>
          </table:table-cell>
          <table:table-cell office:value-type="float" office:value="1.4342202" calcext:value-type="float">
            <text:p>1,4342202</text:p>
          </table:table-cell>
          <table:table-cell office:value-type="float" office:value="1.2925102" calcext:value-type="float">
            <text:p>1,2925102</text:p>
          </table:table-cell>
          <table:table-cell office:value-type="float" office:value="1.23881" calcext:value-type="float">
            <text:p>1,23881</text:p>
          </table:table-cell>
          <table:table-cell table:style-name="ce4" office:value-type="float" office:value="1.23626" calcext:value-type="float">
            <text:p>1,23626</text:p>
          </table:table-cell>
          <table:table-cell table:style-name="ce4" office:value-type="float" office:value="0.8125678" calcext:value-type="float">
            <text:p>0,8125678</text:p>
          </table:table-cell>
          <table:table-cell office:value-type="float" office:value="2.524829" calcext:value-type="float">
            <text:p>2,524829</text:p>
          </table:table-cell>
          <table:table-cell office:value-type="float" office:value="0.204771" calcext:value-type="float">
            <text:p>0,2047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217728" calcext:value-type="float">
            <text:p>134217728</text:p>
          </table:table-cell>
          <table:table-cell office:value-type="float" office:value="22.3308646" calcext:value-type="float">
            <text:p>22,3308646</text:p>
          </table:table-cell>
          <table:table-cell office:value-type="float" office:value="2.5656596" calcext:value-type="float">
            <text:p>2,5656596</text:p>
          </table:table-cell>
          <table:table-cell office:value-type="float" office:value="2.6948522" calcext:value-type="float">
            <text:p>2,6948522</text:p>
          </table:table-cell>
          <table:table-cell office:value-type="float" office:value="2.6684664" calcext:value-type="float">
            <text:p>2,6684664</text:p>
          </table:table-cell>
          <table:table-cell table:style-name="ce4" office:value-type="float" office:value="2.2140154" calcext:value-type="float">
            <text:p>2,2140154</text:p>
          </table:table-cell>
          <table:table-cell table:style-name="ce4" office:value-type="float" office:value="1.5298836" calcext:value-type="float">
            <text:p>1,5298836</text:p>
          </table:table-cell>
          <table:table-cell office:value-type="float" office:value="4.820823" calcext:value-type="float">
            <text:p>4,820823</text:p>
          </table:table-cell>
          <table:table-cell office:value-type="float" office:value="0.4306682" calcext:value-type="float">
            <text:p>0,4306682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7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-00-0000</text:date>, <text:time style:data-style-name="N2" text:time-value="11:11:42.734365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Angel</meta:initial-creator>
    <meta:creation-date>2017-01-25T00:43:23.171365220</meta:creation-date>
    <dc:date>2017-02-17T11:28:43.518159680</dc:date>
    <meta:editing-duration>PT4H32M45S</meta:editing-duration>
    <meta:editing-cycles>10</meta:editing-cycles>
    <meta:generator>LibreOffice/5.2.2.2$Linux_X86_64 LibreOffice_project/20m0$Build-2</meta:generator>
    <meta:document-statistic meta:table-count="1" meta:cell-count="197" meta:object-count="0"/>
  </office:meta>
</office:document-meta>
</file>